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XANA CATAC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ACION AGROPECUARIA DEL SUR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TACORA CHAPARRO, MARIA ROX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RECCA RIVERA, ADOLFO CLEMENT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92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53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